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system-ui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e1ddb" officeooo:paragraph-rsid="000e1ddb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0e1ddb" officeooo:paragraph-rsid="000e1ddb"/>
    </style:style>
    <style:style style:name="P3" style:family="paragraph" style:parent-style-name="Text_20_body" style:list-style-name="L2">
      <style:paragraph-properties fo:text-align="start" style:justify-single-word="false"/>
      <style:text-properties officeooo:rsid="000e1ddb" officeooo:paragraph-rsid="000e1ddb"/>
    </style:style>
    <style:style style:name="P4" style:family="paragraph" style:parent-style-name="Text_20_body">
      <style:paragraph-properties fo:text-align="start" style:justify-single-word="false"/>
      <style:text-properties officeooo:rsid="000e1ddb" officeooo:paragraph-rsid="00105464"/>
    </style:style>
    <style:style style:name="P5" style:family="paragraph" style:parent-style-name="Text_20_body">
      <style:paragraph-properties fo:text-align="start" style:justify-single-word="false"/>
      <style:text-properties officeooo:rsid="000f184e" officeooo:paragraph-rsid="000f184e"/>
    </style:style>
    <style:style style:name="P6" style:family="paragraph" style:parent-style-name="Text_20_body" style:list-style-name="L3">
      <style:paragraph-properties fo:text-align="start" style:justify-single-word="false"/>
      <style:text-properties officeooo:rsid="000f184e" officeooo:paragraph-rsid="000f184e"/>
    </style:style>
    <style:style style:name="P7" style:family="paragraph" style:parent-style-name="Text_20_body" style:list-style-name="L4">
      <style:paragraph-properties fo:text-align="start" style:justify-single-word="false"/>
      <style:text-properties officeooo:rsid="000f184e" officeooo:paragraph-rsid="000f184e"/>
    </style:style>
    <style:style style:name="P8" style:family="paragraph" style:parent-style-name="Text_20_body" style:list-style-name="L5">
      <style:paragraph-properties fo:text-align="start" style:justify-single-word="false"/>
      <style:text-properties officeooo:rsid="000f184e" officeooo:paragraph-rsid="000f184e"/>
    </style:style>
    <style:style style:name="P9" style:family="paragraph" style:parent-style-name="Text_20_body">
      <style:paragraph-properties fo:text-align="start" style:justify-single-word="false"/>
      <style:text-properties officeooo:rsid="000fa422" officeooo:paragraph-rsid="000fa422"/>
    </style:style>
    <style:style style:name="P10" style:family="paragraph" style:parent-style-name="Text_20_body" style:list-style-name="L6">
      <style:paragraph-properties fo:text-align="start" style:justify-single-word="false"/>
      <style:text-properties officeooo:rsid="000fa422" officeooo:paragraph-rsid="000fa422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apple-system" fo:font-size="10.8000001907349pt" fo:letter-spacing="normal" fo:font-style="normal" fo:font-weight="normal"/>
    </style:style>
    <style:style style:name="T1" style:family="text">
      <style:text-properties officeooo:rsid="000e6da7"/>
    </style:style>
    <style:style style:name="T2" style:family="text">
      <style:text-properties officeooo:rsid="000f184e"/>
    </style:style>
    <style:style style:name="T3" style:family="text">
      <style:text-properties officeooo:rsid="00105464"/>
    </style:style>
    <style:style style:name="T4" style:family="text">
      <style:text-properties fo:font-variant="normal" fo:text-transform="none" fo:color="#000000" loext:opacity="100%" style:font-name="apple-system" fo:font-size="10.8000001907349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pple-system" fo:font-size="10.8000001907349pt" fo:letter-spacing="normal" fo:font-style="normal" fo:font-weight="normal" officeooo:rsid="0010546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Xo</text:span>r<text:span text:style-name="T3">dE</text:span>r</text:p>
      <text:p text:style-name="P4">This project is a project for test Kafka<text:line-break/>The main idea of <text:span text:style-name="T5">Xo</text:span><text:span text:style-name="T4">r</text:span><text:span text:style-name="T5">dE</text:span><text:span text:style-name="T4">r</text:span> is <text:span text:style-name="T3">Express </text:span>Order Maping</text:p>
      <text:p text:style-name="P1">Stack: Java, C++, Python, MongoDB, <text:span text:style-name="T2">Tomcat</text:span></text:p>
      <text:p text:style-name="P1">Now it’s only Back End but maybe latter I’ll add a Front End</text:p>
      <text:p text:style-name="P1">Back-End: </text:p>
      <text:list xml:id="list2636315868" text:style-name="L1">
        <text:list-item>
          <text:p text:style-name="P2">Order Service</text:p>
        </text:list-item>
        <text:list-item>
          <text:p text:style-name="P2">Inventory Service</text:p>
        </text:list-item>
        <text:list-item>
          <text:p text:style-name="P2">Payment Service</text:p>
        </text:list-item>
        <text:list-item>
          <text:p text:style-name="P2">Shipping Service</text:p>
        </text:list-item>
        <text:list-item>
          <text:p text:style-name="P2">Notification Service</text:p>
        </text:list-item>
        <text:list-item>
          <text:p text:style-name="P2">Kafka</text:p>
        </text:list-item>
      </text:list>
      <text:p text:style-name="P1">Service case(test):</text:p>
      <text:list xml:id="list1401714110" text:style-name="L2">
        <text:list-item>
          <text:p text:style-name="P3">User create Order (Order Service)</text:p>
        </text:list-item>
        <text:list-item>
          <text:p text:style-name="P3">Order Service create event and send that to Payment Service and Notification Service</text:p>
        </text:list-item>
        <text:list-item>
          <text:p text:style-name="P3">Payment Service read this event and wait for payment (timeout) then (if payment done) send event to Inventory Service and Notification Service</text:p>
        </text:list-item>
        <text:list-item>
          <text:p text:style-name="P3"><text:s/>Inventory Service send order to user and pear a time send event to Notification Service, after order was done we send event to Order Service</text:p>
        </text:list-item>
        <text:list-item>
          <text:p text:style-name="P3">Order service <text:span text:style-name="T1">close order and save the history (timeout)</text:span></text:p>
        </text:list-item>
      </text:list>
      <text:p text:style-name="P5">Order Service stack:</text:p>
      <text:list xml:id="list4183840150" text:style-name="L3">
        <text:list-item>
          <text:p text:style-name="P6">Java</text:p>
        </text:list-item>
        <text:list-item>
          <text:p text:style-name="P6">MongoDB</text:p>
        </text:list-item>
        <text:list-item>
          <text:p text:style-name="P6">Tomcat</text:p>
        </text:list-item>
      </text:list>
      <text:p text:style-name="P5">Inventory Service stack:</text:p>
      <text:list xml:id="list2396256364" text:style-name="L4">
        <text:list-item>
          <text:p text:style-name="P7">C++</text:p>
        </text:list-item>
      </text:list>
      <text:p text:style-name="P5">Payment Service stack:</text:p>
      <text:list xml:id="list183642820" text:style-name="L5">
        <text:list-item>
          <text:p text:style-name="P8">Python</text:p>
        </text:list-item>
      </text:list>
      <text:p text:style-name="P9">DB structure:</text:p>
      <text:p text:style-name="P9">Order :</text:p>
      <text:p text:style-name="P9">{ </text:p>
      <text:p text:style-name="P9"><text:soft-page-break/><text:tab/>_id : &lt;id&gt;,</text:p>
      <text:p text:style-name="P9"><text:tab/>name : &lt;name&gt;,</text:p>
      <text:p text:style-name="P9">}</text:p>
      <text:p text:style-name="P9">Status :</text:p>
      <text:p text:style-name="P9">{</text:p>
      <text:p text:style-name="P9"><text:tab/>_id : &lt;id&gt;,</text:p>
      <text:p text:style-name="P9"><text:tab/>name : &lt;name&gt;</text:p>
      <text:p text:style-name="P9">}</text:p>
      <text:list xml:id="list1996840843" text:style-name="L6">
        <text:list-item>
          <text:p text:style-name="P10"/>
        </text:list-item>
      </text:list>
      <text:p text:style-name="P9"><text:tab/></text:p>
      <text:p text:style-name="P9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system-ui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0:41:26.610273968</meta:creation-date>
    <dc:date>2023-09-21T22:43:49.680950244</dc:date>
    <meta:editing-duration>PT1H51M1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178" meta:character-count="970" meta:non-whitespace-character-count="835"/>
  </office:meta>
</office:document-meta>
</file>